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5350" officeooo:paragraph-rsid="001d53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o apt update</text:p>
      <text:p text:style-name="P1"/>
      <text:p text:style-name="P1">sudo apt install git</text:p>
      <text:p text:style-name="P1"/>
      <text:p text:style-name="P1">git –vers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12:17:36.240371110</meta:creation-date>
    <dc:date>2021-02-16T12:19:47.801225512</dc:date>
    <meta:editing-duration>PT2M15S</meta:editing-duration>
    <meta:editing-cycles>1</meta:editing-cycles>
    <meta:document-statistic meta:table-count="0" meta:image-count="0" meta:object-count="0" meta:page-count="1" meta:paragraph-count="3" meta:word-count="9" meta:character-count="47" meta:non-whitespace-character-count="41"/>
    <meta:generator>LibreOffice/6.0.7.3$Linux_X86_64 LibreOffice_project/00m0$Build-3</meta:generator>
  </office:meta>
</office:document-meta>
</file>